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å®‹ä½“" svg:font-family="å®‹ä½“" style:font-family-generic="system" style:font-pitch="variable"/>
    <style:font-face style:name="思源宋体" svg:font-family="思源宋体" style:font-family-generic="system" style:font-pitch="variable"/>
  </office:font-face-decls>
  <office:automatic-styles>
    <style:style style:name="表格1" style:family="table">
      <style:table-properties style:width="17.575cm" fo:margin-left="0.021cm" fo:break-before="auto" fo:break-after="auto" table:align="left" fo:keep-with-next="auto" style:may-break-between-rows="true" table:border-model="collapsing"/>
    </style:style>
    <style:style style:name="表格1.A" style:family="table-column">
      <style:table-column-properties style:column-width="2.702cm"/>
    </style:style>
    <style:style style:name="表格1.B" style:family="table-column">
      <style:table-column-properties style:column-width="8.278cm"/>
    </style:style>
    <style:style style:name="表格1.C" style:family="table-column">
      <style:table-column-properties style:column-width="6.595cm"/>
    </style:style>
    <style:style style:name="表格1.1" style:family="table-row">
      <style:table-row-properties fo:keep-together="auto"/>
    </style:style>
    <style:style style:name="表格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表格1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2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表格2.A" style:family="table-column">
      <style:table-column-properties style:column-width="2.771cm"/>
    </style:style>
    <style:style style:name="表格2.B" style:family="table-column">
      <style:table-column-properties style:column-width="8.229cm"/>
    </style:style>
    <style:style style:name="表格2.C" style:family="table-column">
      <style:table-column-properties style:column-width="6.595cm"/>
    </style:style>
    <style:style style:name="表格2.1" style:family="table-row">
      <style:table-row-properties fo:keep-together="auto"/>
    </style:style>
    <style:style style:name="表格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表格2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3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表格3.A" style:family="table-column">
      <style:table-column-properties style:column-width="2.207cm"/>
    </style:style>
    <style:style style:name="表格3.B" style:family="table-column">
      <style:table-column-properties style:column-width="2.801cm"/>
    </style:style>
    <style:style style:name="表格3.C" style:family="table-column">
      <style:table-column-properties style:column-width="2.889cm"/>
    </style:style>
    <style:style style:name="表格3.D" style:family="table-column">
      <style:table-column-properties style:column-width="9.698cm"/>
    </style:style>
    <style:style style:name="表格3.1" style:family="table-row">
      <style:table-row-properties fo:keep-together="auto"/>
    </style:style>
    <style:style style:name="表格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表格3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3.3" style:family="table-row">
      <style:table-row-properties style:min-row-height="1.725cm"/>
    </style:style>
    <style:style style:name="表格3.A3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表格3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D3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D4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A5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B5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C5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D5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A6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4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表格4.A" style:family="table-column">
      <style:table-column-properties style:column-width="2.702cm"/>
    </style:style>
    <style:style style:name="表格4.B" style:family="table-column">
      <style:table-column-properties style:column-width="4.404cm"/>
    </style:style>
    <style:style style:name="表格4.C" style:family="table-column">
      <style:table-column-properties style:column-width="10.488cm"/>
    </style:style>
    <style:style style:name="表格4.1" style:family="table-row">
      <style:table-row-properties fo:keep-together="auto"/>
    </style:style>
    <style:style style:name="表格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表格4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5" style:family="table" style:master-page-name="">
      <style:table-properties style:width="17.595cm" fo:margin-left="0cm" style:page-number="auto" fo:break-before="auto" fo:break-after="auto" table:align="left" style:shadow="none" fo:keep-with-next="auto" style:may-break-between-rows="true" table:border-model="collapsing"/>
    </style:style>
    <style:style style:name="表格5.A" style:family="table-column">
      <style:table-column-properties style:column-width="3.006cm"/>
    </style:style>
    <style:style style:name="表格5.B" style:family="table-column">
      <style:table-column-properties style:column-width="1.863cm"/>
    </style:style>
    <style:style style:name="表格5.C" style:family="table-column">
      <style:table-column-properties style:column-width="3.327cm"/>
    </style:style>
    <style:style style:name="表格5.D" style:family="table-column">
      <style:table-column-properties style:column-width="3.798cm"/>
    </style:style>
    <style:style style:name="表格5.E" style:family="table-column">
      <style:table-column-properties style:column-width="5.602cm"/>
    </style:style>
    <style:style style:name="表格5.1" style:family="table-row">
      <style:table-row-properties fo:keep-together="auto"/>
    </style:style>
    <style:style style:name="表格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表格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5.5" style:family="table-row">
      <style:table-row-properties style:min-row-height="1.323cm" fo:keep-together="auto"/>
    </style:style>
    <style:style style:name="表格5.6" style:family="table-row">
      <style:table-row-properties style:min-row-height="1.323cm"/>
    </style:style>
    <style:style style:name="表格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7e9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dbe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09c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acf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c5d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cfc2" officeooo:paragraph-rsid="002acf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5811" officeooo:paragraph-rsid="00385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b2d" officeooo:paragraph-rsid="00409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25fa" officeooo:paragraph-rsid="00472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25fa" officeooo:paragraph-rsid="00509c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32e9" officeooo:paragraph-rsid="004832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32e9" officeooo:paragraph-rsid="0050d5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decb" officeooo:paragraph-rsid="004bde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3b87" officeooo:paragraph-rsid="004e3b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392a" officeooo:paragraph-rsid="004a39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392a" officeooo:paragraph-rsid="00509c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d585" officeooo:paragraph-rsid="0050d5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eb7c" officeooo:paragraph-rsid="0051eb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f08a" officeooo:paragraph-rsid="0051f0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d278" officeooo:paragraph-rsid="0052d2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8a98" officeooo:paragraph-rsid="00538a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4110e" officeooo:paragraph-rsid="005411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5da3" officeooo:paragraph-rsid="005c5d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4b93" officeooo:paragraph-rsid="005e4b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text-properties fo:font-size="22pt" officeooo:rsid="001ee703" officeooo:paragraph-rsid="001ee703" style:font-size-asian="22pt" style:font-size-complex="22pt"/>
    </style:style>
    <style:style style:name="P27" style:family="paragraph" style:parent-style-name="Standard">
      <style:text-properties fo:font-size="22pt" officeooo:rsid="002352c6" officeooo:paragraph-rsid="002352c6" style:font-size-asian="22pt" style:font-size-complex="22pt"/>
    </style:style>
    <style:style style:name="P28" style:family="paragraph" style:parent-style-name="Standard">
      <style:text-properties style:font-name="Calibri" fo:font-size="10.5pt" fo:language="en" fo:country="US" officeooo:rsid="001ee703" officeooo:paragraph-rsid="00261c33" style:letter-kerning="true" style:font-name-asian="å®‹ä½“" style:font-size-asian="10.5pt" style:language-asian="zh" style:country-asian="CN" style:font-name-complex="Calibri1" style:font-size-complex="20.5499992370605pt"/>
    </style:style>
    <style:style style:name="P29" style:family="paragraph" style:parent-style-name="Standard">
      <style:text-properties style:font-name="Calibri" fo:font-size="16pt" fo:language="en" fo:country="US" officeooo:rsid="001ee703" officeooo:paragraph-rsid="001ee703" style:letter-kerning="true" style:font-name-asian="å®‹ä½“" style:font-size-asian="14pt" style:language-asian="zh" style:country-asian="CN" style:font-name-complex="Calibri1" style:font-size-complex="16pt"/>
    </style:style>
    <style:style style:name="P30" style:family="paragraph" style:parent-style-name="Standard">
      <style:text-properties style:font-name="Calibri" fo:font-size="16pt" fo:language="en" fo:country="US" officeooo:rsid="00287d98" officeooo:paragraph-rsid="00287d98" style:letter-kerning="true" style:font-name-asian="å®‹ä½“" style:font-size-asian="14pt" style:language-asian="zh" style:country-asian="CN" style:font-name-complex="Calibri1" style:font-size-complex="16pt"/>
    </style:style>
    <style:style style:name="P31" style:family="paragraph" style:parent-style-name="Standard">
      <style:text-properties fo:font-size="16pt" officeooo:rsid="002352c6" officeooo:paragraph-rsid="001ee703" style:font-size-asian="14pt" style:font-size-complex="16pt"/>
    </style:style>
    <style:style style:name="P32" style:family="paragraph" style:parent-style-name="Standard">
      <style:paragraph-properties fo:text-align="center" style:justify-single-word="false" style:shadow="none"/>
      <style:text-properties fo:font-size="16pt" officeooo:rsid="002352c6" officeooo:paragraph-rsid="001ee703" style:font-size-asian="14pt" style:font-size-complex="16pt"/>
    </style:style>
    <style:style style:name="P33" style:family="paragraph" style:parent-style-name="Standard">
      <style:paragraph-properties fo:text-align="center" style:justify-single-word="false" style:shadow="none"/>
      <style:text-properties fo:font-size="16pt" officeooo:rsid="002352c6" officeooo:paragraph-rsid="004a1c9e" style:font-size-asian="14pt" style:font-size-complex="16pt"/>
    </style:style>
    <style:style style:name="P34" style:family="paragraph" style:parent-style-name="Text_20_body">
      <style:text-properties officeooo:paragraph-rsid="0029d36c"/>
    </style:style>
    <style:style style:name="P35" style:family="paragraph" style:parent-style-name="Title">
      <style:text-properties fo:font-size="26pt" officeooo:paragraph-rsid="00318b9d" style:font-size-asian="26pt" style:font-size-complex="26pt"/>
    </style:style>
    <style:style style:name="P3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9" style:family="paragraph" style:parent-style-name="Heading_20_2">
      <style:text-properties officeooo:rsid="0029d36c" officeooo:paragraph-rsid="0029d36c"/>
    </style:style>
    <style:style style:name="P40" style:family="paragraph" style:parent-style-name="Heading_20_2">
      <style:text-properties officeooo:paragraph-rsid="0029d36c"/>
    </style:style>
    <style:style style:name="P41" style:family="paragraph" style:parent-style-name="Heading_20_1">
      <style:text-properties officeooo:rsid="00261c33" officeooo:paragraph-rsid="00261c33"/>
    </style:style>
    <style:style style:name="P42" style:family="paragraph" style:parent-style-name="Heading_20_1">
      <style:text-properties officeooo:rsid="0029d36c" officeooo:paragraph-rsid="0029d36c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0a9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a95f" officeooo:paragraph-rsid="0060a9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61c33"/>
    </style:style>
    <style:style style:name="T2" style:family="text">
      <style:text-properties officeooo:rsid="004a1c9e"/>
    </style:style>
    <style:style style:name="T3" style:family="text">
      <style:text-properties officeooo:rsid="004f9081"/>
    </style:style>
    <style:style style:name="T4" style:family="text">
      <style:text-properties officeooo:rsid="00509ca4"/>
    </style:style>
    <style:style style:name="T5" style:family="text">
      <style:text-properties officeooo:rsid="0050d585"/>
    </style:style>
    <style:style style:name="T6" style:family="text">
      <style:text-properties officeooo:rsid="0052d278"/>
    </style:style>
    <style:style style:name="T7" style:family="text">
      <style:text-properties officeooo:rsid="005acfcb"/>
    </style:style>
    <style:style style:name="T8" style:family="text">
      <style:text-properties officeooo:rsid="005c5da3"/>
    </style:style>
    <style:style style:name="T9" style:family="text">
      <style:text-properties officeooo:rsid="005efa57"/>
    </style:style>
    <style:style style:name="T10" style:family="text">
      <style:text-properties officeooo:rsid="004bdec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乐闪涉众分析文档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/>
      <text:p text:style-name="P32">小组：se3-se1601</text:p>
      <text:p text:style-name="P33">成员：蒋富豪,张哲，阳帅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版本：<text:span text:style-name="T2">1.1</text:span></text:p>
      <text:p text:style-name="P27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内容目录</text:p>
          </text:index-title>
          <text:p text:style-name="P36"><text:a xlink:type="simple" xlink:href="#__RefHeading___Toc877_3672568953" text:style-name="Index_20_Link" text:visited-style-name="Index_20_Link">简介：<text:tab/>2</text:a></text:p>
          <text:p text:style-name="P36"><text:a xlink:type="simple" xlink:href="#__RefHeading___Toc1717_3672568953" text:style-name="Index_20_Link" text:visited-style-name="Index_20_Link">1.涉众类型<text:tab/>3</text:a></text:p>
          <text:p text:style-name="P37"><text:a xlink:type="simple" xlink:href="#__RefHeading___Toc983_3672568953" text:style-name="Index_20_Link" text:visited-style-name="Index_20_Link">1.1项目涉众<text:tab/>3</text:a></text:p>
          <text:p text:style-name="P37"><text:a xlink:type="simple" xlink:href="#__RefHeading___Toc4711_3805341786" text:style-name="Index_20_Link" text:visited-style-name="Index_20_Link">1.2 系统涉众<text:tab/>3</text:a></text:p>
          <text:p text:style-name="P36"><text:a xlink:type="simple" xlink:href="#__RefHeading___Toc310_182135427" text:style-name="Index_20_Link" text:visited-style-name="Index_20_Link">2.用户分析<text:tab/>3</text:a></text:p>
          <text:p text:style-name="P37"><text:a xlink:type="simple" xlink:href="#__RefHeading___Toc312_182135427" text:style-name="Index_20_Link" text:visited-style-name="Index_20_Link">2.1用户分类<text:tab/>3</text:a></text:p>
          <text:p text:style-name="P38"><text:a xlink:type="simple" xlink:href="#__RefHeading___Toc4709_3805341786" text:style-name="Index_20_Link" text:visited-style-name="Index_20_Link">2.1.1直接用户<text:tab/>3</text:a></text:p>
          <text:p text:style-name="P38"><text:a xlink:type="simple" xlink:href="#__RefHeading___Toc314_182135427" text:style-name="Index_20_Link" text:visited-style-name="Index_20_Link">2.1.2间接用户<text:tab/>4</text:a></text:p>
          <text:p text:style-name="P37"><text:a xlink:type="simple" xlink:href="#__RefHeading___Toc335_182135427" text:style-name="Index_20_Link" text:visited-style-name="Index_20_Link">2.2用户角色分析<text:tab/>4</text:a></text:p>
        </text:index-body>
      </text:table-of-content>
      <text:p text:style-name="P26"/>
      <text:h text:style-name="Heading_20_1" text:outline-level="1"><text:bookmark-start text:name="__RefHeading___Toc877_3672568953"/>简介：<text:bookmark-end text:name="__RefHeading___Toc877_3672568953"/></text:h>
      <text:p text:style-name="P28">乐闪——一款短视频软件，随着现代生活节奏的步步加快，人们难以用较多时间在一个特定软件下，乐闪为此应运而生，在零碎的时间里看世界各地发布的各种有趣短视频。在这个软件上，你可以录制自己认为快乐<text:soft-page-break/>的视频上传到服务器，其他用户可以看到你分享的视频并且关注你。权威部门将会首先看到用户上传的视频，以防止用户上传违法视频。以上是基本的过程。</text:p>
      <text:h text:style-name="P41" text:outline-level="1"><text:bookmark-start text:name="__RefHeading___Toc1717_3672568953"/>1.涉众类型<text:bookmark-end text:name="__RefHeading___Toc1717_3672568953"/></text:h>
      <text:h text:style-name="Heading_20_2" text:outline-level="2"><text:bookmark-start text:name="__RefHeading___Toc983_3672568953"/>1.<text:span text:style-name="T1">1</text:span>项目涉众<text:bookmark-end text:name="__RefHeading___Toc983_3672568953"/></text:h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1">涉众名</text:p>
          </table:table-cell>
          <table:table-cell table:style-name="表格1.A1" office:value-type="string">
            <text:p text:style-name="P1">描述</text:p>
          </table:table-cell>
          <table:table-cell table:style-name="表格1.A1" office:value-type="string">
            <text:p text:style-name="P1">职责</text:p>
          </table:table-cell>
        </table:table-row>
        <table:table-row>
          <table:table-cell table:style-name="表格1.A2" office:value-type="string">
            <text:p text:style-name="P2">开发团队</text:p>
          </table:table-cell>
          <table:table-cell table:style-name="表格1.A2" office:value-type="string">
            <text:p text:style-name="P2">软件开发的人员</text:p>
          </table:table-cell>
          <table:table-cell table:style-name="表格1.A2" office:value-type="string">
            <text:p text:style-name="P21">1.捕获需求，分析需求。</text:p>
            <text:p text:style-name="P2"><text:span text:style-name="T6">2.</text:span>设计、开发、测试软件应用。</text:p>
          </table:table-cell>
        </table:table-row>
        <table:table-row table:style-name="表格1.1">
          <table:table-cell table:style-name="表格1.A2" office:value-type="string">
            <text:p text:style-name="P1">运维团队</text:p>
          </table:table-cell>
          <table:table-cell table:style-name="表格1.A2" office:value-type="string">
            <text:p text:style-name="P1">软件的维护人员</text:p>
          </table:table-cell>
          <table:table-cell table:style-name="表格1.A2" office:value-type="string">
            <text:p text:style-name="P20">1.负责软件完成之后的日常维护。</text:p>
          </table:table-cell>
        </table:table-row>
        <table:table-row table:style-name="表格1.1">
          <table:table-cell table:style-name="表格1.A2" office:value-type="string">
            <text:p text:style-name="P1">监察部门</text:p>
          </table:table-cell>
          <table:table-cell table:style-name="表格1.A2" office:value-type="string">
            <text:p text:style-name="P1">审查软件政府部门和公司自己成立的审查部门</text:p>
          </table:table-cell>
          <table:table-cell table:style-name="表格1.A2" office:value-type="string">
            <text:p text:style-name="P20">1.在软件完成之后，对其进行监督。</text:p>
          </table:table-cell>
        </table:table-row>
        <table:table-row table:style-name="表格1.1">
          <table:table-cell table:style-name="表格1.A2" office:value-type="string">
            <text:p text:style-name="P15">技术顾问</text:p>
          </table:table-cell>
          <table:table-cell table:style-name="表格1.A2" office:value-type="string">
            <text:p text:style-name="P15">为应用的开发提供技术指导，通常具备了过硬的行业知识</text:p>
          </table:table-cell>
          <table:table-cell table:style-name="表格1.A2" office:value-type="string">
            <text:p text:style-name="P21">1.为软件的开发提出建设性的提议。</text:p>
            <text:p text:style-name="P23">2.为项目的开发团队解决技术性的难题。</text:p>
          </table:table-cell>
        </table:table-row>
      </table:table>
      <text:p text:style-name="P29"/>
      <text:h text:style-name="Heading_20_2" text:outline-level="2"><text:bookmark-start text:name="__RefHeading___Toc4711_3805341786"/>1.2 系统涉众<text:bookmark-end text:name="__RefHeading___Toc4711_3805341786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P1">涉众名</text:p>
          </table:table-cell>
          <table:table-cell table:style-name="表格2.A1" office:value-type="string">
            <text:p text:style-name="P1">描述</text:p>
          </table:table-cell>
          <table:table-cell table:style-name="表格2.A1" office:value-type="string">
            <text:p text:style-name="P1">职责</text:p>
          </table:table-cell>
        </table:table-row>
        <table:table-row table:style-name="表格2.1">
          <table:table-cell table:style-name="表格2.A2" office:value-type="string">
            <text:p text:style-name="P1">推广商</text:p>
          </table:table-cell>
          <table:table-cell table:style-name="表格2.A2" office:value-type="string">
            <text:p text:style-name="P1">软件的推广人员</text:p>
          </table:table-cell>
          <table:table-cell table:style-name="表格2.A2" office:value-type="string">
            <text:p text:style-name="P22">1.推广该软件，为软件增加用户</text:p>
          </table:table-cell>
        </table:table-row>
        <table:table-row table:style-name="表格2.1">
          <table:table-cell table:style-name="表格2.A2" office:value-type="string">
            <text:p text:style-name="P1">投资方</text:p>
          </table:table-cell>
          <table:table-cell table:style-name="表格2.A2" office:value-type="string">
            <text:p text:style-name="P1">为开发团队提供金钱方面的支持</text:p>
          </table:table-cell>
          <table:table-cell table:style-name="表格2.A2" office:value-type="string">
            <text:p text:style-name="P18">1.确保项目的资金充足。</text:p>
            <text:p text:style-name="P19">2.确保软件研发的符合要求。</text:p>
          </table:table-cell>
        </table:table-row>
        <table:table-row table:style-name="表格2.1">
          <table:table-cell table:style-name="表格2.A2" office:value-type="string">
            <text:p text:style-name="P3">同类软件方</text:p>
          </table:table-cell>
          <table:table-cell table:style-name="表格2.A2" office:value-type="string">
            <text:p text:style-name="P9">与乐闪同类型的软件的各类人员</text:p>
          </table:table-cell>
          <table:table-cell table:style-name="表格2.A2" office:value-type="string">
            <text:p text:style-name="P9">无</text:p>
          </table:table-cell>
        </table:table-row>
      </table:table>
      <text:p text:style-name="P30"/>
      <text:p text:style-name="P30"/>
      <text:p text:style-name="P30"/>
      <text:p text:style-name="P30"/>
      <text:h text:style-name="P42" text:outline-level="1"><text:bookmark-start text:name="__RefHeading___Toc310_182135427"/>2.用户分析<text:bookmark-end text:name="__RefHeading___Toc310_182135427"/></text:h>
      <text:h text:style-name="P39" text:outline-level="2"><text:bookmark-start text:name="__RefHeading___Toc312_182135427"/>2.1用户分类<text:bookmark-end text:name="__RefHeading___Toc312_182135427"/></text:h>
      <text:h text:style-name="Heading_20_3" text:outline-level="3"><text:bookmark-start text:name="__RefHeading___Toc4709_3805341786"/>2.1.1直接用户<text:bookmark-end text:name="__RefHeading___Toc4709_3805341786"/></text:h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 table:style-name="表格3.1">
          <table:table-cell table:style-name="表格3.A1" office:value-type="string">
            <text:p text:style-name="P1">用户类别</text:p>
          </table:table-cell>
          <table:table-cell table:style-name="表格3.A1" office:value-type="string">
            <text:p text:style-name="P1">备注</text:p>
          </table:table-cell>
          <table:table-cell table:style-name="表格3.A1" office:value-type="string">
            <text:p text:style-name="P1">年龄段</text:p>
          </table:table-cell>
          <table:table-cell table:style-name="表格3.A1" office:value-type="string">
            <text:p text:style-name="P1">特征</text:p>
          </table:table-cell>
        </table:table-row>
        <table:table-row table:style-name="表格3.1">
          <table:table-cell table:style-name="表格3.A2" office:value-type="string">
            <text:p text:style-name="P1">管理用户</text:p>
          </table:table-cell>
          <table:table-cell table:style-name="表格3.A2" office:value-type="string">
            <text:p text:style-name="P1">负责监察软件中的视频是否合格</text:p>
          </table:table-cell>
          <table:table-cell table:style-name="表格3.A2" office:value-type="string">
            <text:p text:style-name="P1">无</text:p>
          </table:table-cell>
          <table:table-cell table:style-name="表格3.A2" office:value-type="string">
            <text:p text:style-name="P5"><text:span text:style-name="T7">1.</text:span>了解基本的法律知识。</text:p>
            <text:p text:style-name="P5"><text:span text:style-name="T7">2.</text:span>拥有良好的道德素养，理解能力强。</text:p>
            <text:p text:style-name="P5"><text:span text:style-name="T7">3.</text:span>拥有极强的专业知识。</text:p>
          </table:table-cell>
        </table:table-row>
        <table:table-row table:style-name="表格3.3">
          <table:table-cell table:style-name="表格3.A3" office:value-type="string">
            <text:p text:style-name="P1">高级用户</text:p>
          </table:table-cell>
          <table:table-cell table:style-name="表格3.B3" office:value-type="string">
            <text:p text:style-name="P7">各个行业的大<text:soft-page-break/>牛（娱乐明星，技术大牛，科学家，教育家等等），应用的主要用户</text:p>
          </table:table-cell>
          <table:table-cell table:style-name="表格3.A3" office:value-type="string">
            <text:p text:style-name="P7">无</text:p>
          </table:table-cell>
          <table:table-cell table:style-name="表格3.D3" office:value-type="string">
            <text:p text:style-name="P5"><text:span text:style-name="T7">1.</text:span>在各个行业取得一定成就的人。</text:p>
            <text:p text:style-name="P5"><text:soft-page-break/><text:span text:style-name="T7">2.分享的</text:span>视频将会吸引更多的人成为该软件的普通用户，比如明星吸引追星者，技术大牛吸引对该技术有兴趣的人。</text:p>
          </table:table-cell>
        </table:table-row>
        <table:table-row>
          <table:table-cell table:style-name="表格3.A6" table:number-rows-spanned="3" office:value-type="string">
            <text:p text:style-name="P1"/>
            <text:p text:style-name="P1"/>
            <text:p text:style-name="P1">普通用户</text:p>
          </table:table-cell>
          <table:table-cell table:style-name="表格3.B6" table:number-rows-spanned="3" office:value-type="string">
            <text:p text:style-name="P7">各行各业，各个年龄段，由于各种原因被软件吸引的人，应用的主要用户</text:p>
          </table:table-cell>
          <table:table-cell table:style-name="表格3.C4" office:value-type="string">
            <text:p text:style-name="P8">18岁以下</text:p>
          </table:table-cell>
          <table:table-cell table:style-name="表格3.D4" office:value-type="string">
            <text:p text:style-name="P1"><text:span text:style-name="T8">1.</text:span>受到监护人的管制。</text:p>
            <text:p text:style-name="P24">2.辨别是非的能力薄弱。</text:p>
            <text:p text:style-name="P25">3.自控能力薄弱。</text:p>
          </table:table-cell>
        </table:table-row>
        <table:table-row table:style-name="表格3.1">
          <table:covered-table-cell/>
          <table:covered-table-cell/>
          <table:table-cell table:style-name="表格3.C5" office:value-type="string">
            <text:p text:style-name="P7">18-<text:span text:style-name="T9">3</text:span>5岁</text:p>
          </table:table-cell>
          <table:table-cell table:style-name="表格3.D5" office:value-type="string">
            <text:p text:style-name="P6"><text:span text:style-name="T7">1.</text:span>拥有强大的学习能力，也有巨大的好奇心。</text:p>
            <text:p text:style-name="P24">2.渴望表现自己。</text:p>
            <text:p text:style-name="P25">3.基本拥有自控力。</text:p>
          </table:table-cell>
        </table:table-row>
        <table:table-row table:style-name="表格3.1">
          <table:covered-table-cell/>
          <table:covered-table-cell/>
          <table:table-cell table:style-name="表格3.A2" office:value-type="string">
            <text:p text:style-name="P7">35岁以上</text:p>
          </table:table-cell>
          <table:table-cell table:style-name="表格3.A2" office:value-type="string">
            <text:p text:style-name="P1">因他人而对软件产生兴趣</text:p>
          </table:table-cell>
        </table:table-row>
      </table:table>
      <text:h text:style-name="P40" text:outline-level="2"/>
      <text:h text:style-name="Heading_20_3" text:outline-level="3"><text:bookmark-start text:name="__RefHeading___Toc314_182135427"/>2.<text:span text:style-name="T3">1.</text:span>2间接用户<text:bookmark-end text:name="__RefHeading___Toc314_182135427"/></text:h>
      <text:p text:style-name="P34"/>
      <table:table table:name="表格4" table:style-name="表格4" table:template-name="学术研究">
        <table:table-column table:style-name="表格4.A"/>
        <table:table-column table:style-name="表格4.B"/>
        <table:table-column table:style-name="表格4.C"/>
        <table:table-row table:style-name="表格4.1">
          <table:table-cell table:style-name="表格4.A1" office:value-type="string">
            <text:p text:style-name="P1">用户类别</text:p>
          </table:table-cell>
          <table:table-cell table:style-name="表格4.A1" office:value-type="string">
            <text:p text:style-name="P1">备注</text:p>
          </table:table-cell>
          <table:table-cell table:style-name="表格4.A1" office:value-type="string">
            <text:p text:style-name="P1">特征</text:p>
          </table:table-cell>
        </table:table-row>
        <table:table-row table:style-name="表格4.1">
          <table:table-cell table:style-name="表格4.A2" office:value-type="string">
            <text:p text:style-name="P3">其它软件的用户</text:p>
          </table:table-cell>
          <table:table-cell table:style-name="表格4.A2" office:value-type="string">
            <text:p text:style-name="P9">使用抖音这类短视频软件的用户</text:p>
          </table:table-cell>
          <table:table-cell table:style-name="表格4.A2" office:value-type="string">
            <text:p text:style-name="P9">熟悉软件的操作，对于短视频软件有兴趣</text:p>
          </table:table-cell>
        </table:table-row>
      </table:table>
      <text:p text:style-name="P34"><text:bookmark-start text:name="__RefHeading___Toc333_182135427"/><text:bookmark-end text:name="__RefHeading___Toc333_182135427"/></text:p>
      <text:h text:style-name="Heading_20_2" text:outline-level="2"><text:bookmark-start text:name="__RefHeading___Toc335_182135427"/><text:span text:style-name="T3">2.2用户</text:span>角色分析<text:bookmark-end text:name="__RefHeading___Toc335_182135427"/></text:h>
      <table:table table:name="表格5" table:style-name="表格5" table:template-name="学术研究">
        <table:table-column table:style-name="表格5.A"/>
        <table:table-column table:style-name="表格5.B"/>
        <table:table-column table:style-name="表格5.C"/>
        <table:table-column table:style-name="表格5.D"/>
        <table:table-column table:style-name="表格5.E"/>
        <table:table-row table:style-name="表格5.1">
          <table:table-cell table:style-name="表格5.A1" office:value-type="string">
            <text:p text:style-name="P1">角色（参与者）</text:p>
          </table:table-cell>
          <table:table-cell table:style-name="表格5.A1" office:value-type="string">
            <text:p text:style-name="P1">用户类型</text:p>
          </table:table-cell>
          <table:table-cell table:style-name="表格5.A1" office:value-type="string">
            <text:p text:style-name="P1">包含涉众类型</text:p>
          </table:table-cell>
          <table:table-cell table:style-name="表格5.A1" office:value-type="string">
            <text:p text:style-name="P1">责任</text:p>
          </table:table-cell>
          <table:table-cell table:style-name="表格5.A1" office:value-type="string">
            <text:p text:style-name="P1">参与</text:p>
          </table:table-cell>
        </table:table-row>
        <table:table-row table:style-name="表格5.1">
          <table:table-cell table:style-name="表格5.A2" office:value-type="string">
            <text:p text:style-name="P1">视频管理员</text:p>
          </table:table-cell>
          <table:table-cell table:style-name="表格5.A2" office:value-type="string">
            <text:p text:style-name="P1">管理用户</text:p>
          </table:table-cell>
          <table:table-cell table:style-name="表格5.A2" office:value-type="string">
            <text:p text:style-name="P1">监察部门</text:p>
          </table:table-cell>
          <table:table-cell table:style-name="表格5.A2" office:value-type="string">
            <text:p text:style-name="P10">1.监察软件是否符合法律规定</text:p>
          </table:table-cell>
          <table:table-cell table:style-name="表格5.A2" office:value-type="string">
            <text:p text:style-name="P10">1.监察在软件运行过程中是否有违反法律的地方</text:p>
          </table:table-cell>
        </table:table-row>
        <table:table-row table:style-name="表格5.1">
          <table:table-cell table:style-name="表格5.A2" office:value-type="string">
            <text:p text:style-name="P1">程序管理员</text:p>
          </table:table-cell>
          <table:table-cell table:style-name="表格5.A2" office:value-type="string">
            <text:p text:style-name="P16">管理用户</text:p>
          </table:table-cell>
          <table:table-cell table:style-name="表格5.A2" office:value-type="string">
            <text:p text:style-name="P16">运维团队</text:p>
            <text:p text:style-name="P17">开发团队</text:p>
          </table:table-cell>
          <table:table-cell table:style-name="表格5.A2" office:value-type="string">
            <text:p text:style-name="P12">1.负责软件的日常维护</text:p>
            <text:p text:style-name="P4"><text:span text:style-name="T4">2.</text:span>软件的研发与更新</text:p>
            <text:p text:style-name="P11"><text:span text:style-name="T4">3</text:span>.修复bug</text:p>
          </table:table-cell>
          <table:table-cell table:style-name="表格5.A2" office:value-type="string">
            <text:p text:style-name="P12">1.软件完成后调试软件是否安全</text:p>
            <text:p text:style-name="P12">2.软件投放使用后，检查软件的安全</text:p>
            <text:p text:style-name="P13"><text:span text:style-name="T5">3.</text:span>完整的参与到软件开发的所有环节</text:p>
          </table:table-cell>
        </table:table-row>
        <table:table-row table:style-name="表格5.1">
          <table:table-cell table:style-name="表格5.A2" office:value-type="string">
            <text:p text:style-name="P1">粉丝</text:p>
          </table:table-cell>
          <table:table-cell table:style-name="表格5.A2" office:value-type="string">
            <text:p text:style-name="P1">普通用户</text:p>
            <text:p text:style-name="P1"/>
          </table:table-cell>
          <table:table-cell table:style-name="表格5.A2" office:value-type="string">
            <text:p text:style-name="P1">用户</text:p>
            <text:p text:style-name="P1">投资方</text:p>
            <text:p text:style-name="P1">推广商</text:p>
          </table:table-cell>
          <table:table-cell table:style-name="表格5.A2" office:value-type="string">
            <text:p text:style-name="P12">1.同意软件使用条款</text:p>
            <text:p text:style-name="P12">2.使用软件浏览视频</text:p>
            <text:p text:style-name="P12">3.不得通过软件做违法的事</text:p>
            <text:p text:style-name="P12">4.软件运行时发现bug，及时提醒运维<text:soft-page-break/>人员</text:p>
          </table:table-cell>
          <table:table-cell table:style-name="表格5.A2" office:value-type="string">
            <text:p text:style-name="P12">1.软件完成后实用软件</text:p>
          </table:table-cell>
        </table:table-row>
        <table:table-row table:style-name="表格5.5">
          <table:table-cell table:style-name="表格5.A2" office:value-type="string">
            <text:p text:style-name="P1">广告管理员</text:p>
          </table:table-cell>
          <table:table-cell table:style-name="表格5.A2" office:value-type="string">
            <text:p text:style-name="P1">管理用户</text:p>
          </table:table-cell>
          <table:table-cell table:style-name="表格5.A2" office:value-type="string">
            <text:p text:style-name="P1">广告商</text:p>
          </table:table-cell>
          <table:table-cell table:style-name="表格5.A2" office:value-type="string">
            <text:p text:style-name="P14">1.专门负责广告的投放</text:p>
          </table:table-cell>
          <table:table-cell table:style-name="表格5.A2" office:value-type="string">
            <text:p text:style-name="P14">1.熟练使用软件</text:p>
          </table:table-cell>
        </table:table-row>
        <table:table-row table:style-name="表格5.6">
          <table:table-cell table:style-name="表格5.A6" office:value-type="string">
            <text:p text:style-name="P45">创作者</text:p>
          </table:table-cell>
          <table:table-cell table:style-name="表格5.A6" office:value-type="string">
            <text:p text:style-name="P1">高级用户</text:p>
            <text:p text:style-name="P1">普通用户</text:p>
          </table:table-cell>
          <table:table-cell table:style-name="表格5.A6" office:value-type="string">
            <text:p text:style-name="P44">用户</text:p>
            <text:p text:style-name="P44">投资方</text:p>
            <text:p text:style-name="P44">推广商</text:p>
          </table:table-cell>
          <table:table-cell table:style-name="表格5.A6" office:value-type="string">
            <text:p text:style-name="P45">1.使用软件分享视频</text:p>
          </table:table-cell>
          <table:table-cell table:style-name="表格5.A6" office:value-type="string">
            <text:p text:style-name="P45">1.<text:span text:style-name="T10">熟练使用软件</text:span></text:p>
            <text:p text:style-name="P45">2.拥有自己的才艺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å®‹ä½“" svg:font-family="å®‹ä½“" style:font-family-generic="system" style:font-pitch="variable"/>
    <style:font-face style:name="思源宋体" svg:font-family="思源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宋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US" style:letter-kerning="true" style:font-name-asian="思源宋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zh" fo:country="CN"/>
    <text:linenumbering-configuration text:number-lines="false" text:offset="0.499cm" style:num-format="1" text:number-position="left" text:increment="5"/>
    <style:style style:name="学术研究.1" style:family="table-cell">
      <style:table-cell-properties fo:border-top="0.74pt solid #000000" fo:border-bottom="0.74pt solid #000000" fo:padding="0cm" fo:padding-left="0cm" fo:padding-right="0cm" fo:padding-top="0cm" fo:padding-bottom="0cm"/>
    </style:style>
    <style:style style:name="学术研究.2" style:family="table-cell">
      <style:table-cell-properties fo:border-bottom="0.74pt solid #000000" fo:padding="0cm" fo:padding-left="0cm" fo:padding-right="0cm" fo:padding-top="0cm" fo:padding-bottom="0cm"/>
    </style:style>
    <style:style style:name="学术研究.3" style:family="table-cell">
      <style:table-cell-properties fo:padding="0cm" fo:padding-left="0cm" fo:padding-right="0cm" fo:padding-top="0cm" fo:padding-bottom="0cm"/>
    </style:style>
    <style:style style:name="学术研究.4" style:family="table-cell">
      <style:table-cell-properties fo:padding="0cm" fo:padding-left="0cm" fo:padding-right="0cm" fo:padding-top="0cm" fo:padding-bottom="0cm"/>
    </style:style>
    <style:style style:name="学术研究.5" style:family="table-cell">
      <style:table-cell-properties fo:padding="0cm" fo:padding-left="0cm" fo:padding-right="0cm" fo:padding-top="0cm" fo:padding-bottom="0cm"/>
    </style:style>
    <style:style style:name="学术研究.6" style:family="table-cell">
      <style:table-cell-properties fo:padding="0cm" fo:padding-left="0cm" fo:padding-right="0cm" fo:padding-top="0cm" fo:padding-bottom="0cm"/>
    </style:style>
    <style:style style:name="学术研究.7" style:family="table-cell">
      <style:table-cell-properties fo:padding="0cm" fo:padding-left="0cm" fo:padding-right="0cm" fo:padding-top="0cm" fo:padding-bottom="0cm"/>
    </style:style>
    <style:style style:name="学术研究.8" style:family="table-cell">
      <style:table-cell-properties fo:padding="0cm" fo:padding-left="0cm" fo:padding-right="0cm" fo:padding-top="0cm" fo:padding-bottom="0cm"/>
    </style:style>
    <style:style style:name="学术研究.9" style:family="table-cell">
      <style:table-cell-properties fo:padding="0cm" fo:padding-left="0cm" fo:padding-right="0cm" fo:padding-top="0cm" fo:padding-bottom="0cm"/>
    </style:style>
    <style:style style:name="学术研究.10" style:family="table-cell">
      <style:table-cell-properties fo:padding="0cm" fo:padding-left="0cm" fo:padding-right="0cm" fo:padding-top="0cm" fo:padding-bottom="0cm"/>
    </style:style>
    <style:style style:name="学术研究.11" style:family="table-cell">
      <style:table-cell-properties fo:border-top="0.74pt solid #000000" fo:border-bottom="0.74pt solid #000000" fo:padding="0cm" fo:padding-left="0cm" fo:padding-right="0cm" fo:padding-top="0cm" fo:padding-bottom="0cm"/>
    </style:style>
    <style:style style:name="学术研究.12" style:family="table-cell">
      <style:table-cell-properties fo:border-top="0.74pt solid #000000" fo:border-bottom="0.74pt solid #000000" fo:padding="0cm" fo:padding-left="0cm" fo:padding-right="0cm" fo:padding-top="0cm" fo:padding-bottom="0cm"/>
    </style:style>
    <style:style style:name="学术研究.13" style:family="table-cell">
      <style:table-cell-properties fo:border-bottom="0.74pt solid #000000" fo:padding="0cm" fo:padding-left="0cm" fo:padding-right="0cm" fo:padding-top="0cm" fo:padding-bottom="0cm"/>
    </style:style>
    <style:style style:name="学术研究.14" style:family="table-cell">
      <style:table-cell-properties fo:border-bottom="0.74pt solid #000000" fo:padding="0cm" fo:padding-left="0cm" fo:padding-right="0cm" fo:padding-top="0cm" fo:padding-bottom="0cm"/>
    </style:style>
    <style:style style:name="学术研究.15" style:family="table-cell">
      <style:table-cell-properties fo:border-top="0.74pt solid #000000" fo:border-bottom="0.74pt solid #000000" fo:padding="0cm" fo:padding-left="0cm" fo:padding-right="0cm" fo:padding-top="0cm" fo:padding-bottom="0cm"/>
    </style:style>
    <style:style style:name="学术研究.16" style:family="table-cell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学术研究.1"/>
      <table:last-row table:style-name="学术研究.2"/>
      <table:first-column table:style-name="学术研究.3"/>
      <table:last-column table:style-name="学术研究.4"/>
      <table:body table:style-name="学术研究.9"/>
      <table:even-rows table:style-name="学术研究.5"/>
      <table:odd-rows table:style-name="学术研究.6"/>
      <table:even-columns table:style-name="学术研究.7"/>
      <table:odd-columns table:style-name="学术研究.8"/>
      <table:background table:style-name="学术研究.10"/>
      <loext:first-row-even-column table:style-name="学术研究.15"/>
      <loext:last-row-even-column table:style-name="学术研究.16"/>
      <loext:first-row-end-column table:style-name="学术研究.12"/>
      <loext:first-row-start-column table:style-name="学术研究.11"/>
      <loext:last-row-end-column table:style-name="学术研究.14"/>
      <loext:last-row-start-column table:style-name="学术研究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1:30:30.230677469</meta:creation-date>
    <meta:editing-cycles>21</meta:editing-cycles>
    <dc:date>2019-01-09T18:44:24.242839449</dc:date>
    <meta:editing-duration>P1DT14H48M42S</meta:editing-duration>
    <meta:generator>LibreOffice/6.1.0.3$Linux_X86_64 LibreOffice_project/10$Build-3</meta:generator>
    <meta:document-statistic meta:table-count="5" meta:image-count="0" meta:object-count="0" meta:page-count="5" meta:paragraph-count="131" meta:word-count="1200" meta:character-count="1308" meta:non-whitespace-character-count="1297"/>
  </office:meta>
</office:document-meta>
</file>